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Frecuancia Neg</text:p>
          </table:table-cell>
        </table:table-row>
        <table:table-row table:style-name="ro1">
          <table:table-cell/>
          <table:table-cell office:value-type="float" office:value="-27.3" calcext:value-type="float">
            <text:p>-27,3</text:p>
          </table:table-cell>
          <table:table-cell table:formula="of:=POWER(10;[.B7]/10)" office:value-type="float" office:value="0.00186208713666287" calcext:value-type="float">
            <text:p>0,001862087136663</text:p>
          </table:table-cell>
          <table:table-cell table:formula="of:=[.C7]" office:value-type="float" office:value="0.00186208713666287" calcext:value-type="float">
            <text:p>0,001862087136663</text:p>
          </table:table-cell>
        </table:table-row>
        <table:table-row table:style-name="ro1">
          <table:table-cell/>
          <table:table-cell office:value-type="float" office:value="-32.13" calcext:value-type="float">
            <text:p>-32,13</text:p>
          </table:table-cell>
          <table:table-cell table:formula="of:=POWER(10;[.B8]/10)" office:value-type="float" office:value="0.000612350391724773" calcext:value-type="float">
            <text:p>0,000612350391725</text:p>
          </table:table-cell>
          <table:table-cell table:formula="of:=[.C8]*4" office:value-type="float" office:value="0.00244940156689909" calcext:value-type="float">
            <text:p>0,002449401566899</text:p>
          </table:table-cell>
        </table:table-row>
        <table:table-row table:style-name="ro1">
          <table:table-cell/>
          <table:table-cell office:value-type="float" office:value="-43.85" calcext:value-type="float">
            <text:p>-43,85</text:p>
          </table:table-cell>
          <table:table-cell table:formula="of:=POWER(10;[.B9]/10)" office:value-type="float" office:value="0.000041209751909733" calcext:value-type="float">
            <text:p>4,1209751909733E-05</text:p>
          </table:table-cell>
          <table:table-cell table:formula="of:=[.C9]*4" office:value-type="float" office:value="0.000164839007638932" calcext:value-type="float">
            <text:p>0,000164839007639</text:p>
          </table:table-cell>
        </table:table-row>
        <table:table-row table:style-name="ro1">
          <table:table-cell/>
          <table:table-cell office:value-type="float" office:value="-59.35" calcext:value-type="float">
            <text:p>-59,35</text:p>
          </table:table-cell>
          <table:table-cell table:formula="of:=POWER(10;[.B10]/10)" office:value-type="float" office:value="0.00000116144861384034" calcext:value-type="float">
            <text:p>1,16144861384034E-06</text:p>
          </table:table-cell>
          <table:table-cell table:formula="of:=[.C10]*4" office:value-type="float" office:value="0.00000464579445536137" calcext:value-type="float">
            <text:p>4,64579445536137E-06</text:p>
          </table:table-cell>
        </table:table-row>
        <table:table-row table:style-name="ro1">
          <table:table-cell/>
          <table:table-cell office:value-type="float" office:value="-77.89" calcext:value-type="float">
            <text:p>-77,89</text:p>
          </table:table-cell>
          <table:table-cell table:formula="of:=POWER(10;[.B11]/10)" office:value-type="float" office:value="0.0000000162554875575049" calcext:value-type="float">
            <text:p>1,62554875575049E-08</text:p>
          </table:table-cell>
          <table:table-cell table:formula="of:=[.C11]*4" office:value-type="float" office:value="0.0000000650219502300194" calcext:value-type="float">
            <text:p>6,50219502300194E-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(mW)</text:p>
          </table:table-cell>
          <table:table-cell table:formula="of:=SUM([.D7:.D11])" office:value-type="float" office:value="0.00448103852760648" calcext:value-type="float">
            <text:p>0,004481038527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(dBm)</text:p>
          </table:table-cell>
          <table:table-cell table:formula="of:=10*LOG([.D12];10)" office:value-type="float" office:value="-23.4862132204211" calcext:value-type="float">
            <text:p>-23,4862132204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9:25:01.273416042</meta:creation-date>
    <dc:date>2023-01-18T19:32:34.607865913</dc:date>
    <meta:editing-duration>PT7M33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